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ource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ource.DO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OMSource.DOMSource( Node node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ource.setNode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ource.DOMSource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